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0.14pt"/>
    </style:style>
    <style:style style:name="co2" style:family="table-column">
      <style:table-column-properties fo:break-before="auto" style:column-width="41.61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240.0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237.74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230.8pt"/>
    </style:style>
    <style:style style:name="co13" style:family="table-column">
      <style:table-column-properties fo:break-before="auto" style:column-width="242.39pt"/>
    </style:style>
    <style:style style:name="co14" style:family="table-column">
      <style:table-column-properties fo:break-before="auto" style:column-width="240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map4tab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 L F F L L F F L L F F L L F F L L F F L L F 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CONCATENATE(&quot;data[&quot;;[.K1];&quot;] = &quot;;[.L$1]; [.A1];[.L$1];&quot;;&quot;)" office:value-type="string" office:string-value="data[1] = “L L F F L L F F L L F F L L F F L L F F L L F F“;" calcext:value-type="string">
            <text:p>data[1] = “L L F F L L F F L L F F L L F F L L F F L L F F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 L F F L L F F L L F F L L F F L L R R B B R R</text:p>
          </table:table-cell>
          <table:table-cell office:value-type="string" calcext:value-type="string">
            <text:p>(12)</text:p>
          </table:table-cell>
          <table:table-cell/>
          <table:table-cell table:style-name="ce1" office:value-type="string" calcext:value-type="string">
            <text:p>(34)</text:p>
          </table:table-cell>
          <table:table-cell office:value-type="float" office:value="12" calcext:value-type="float">
            <text:p>12</text:p>
          </table:table-cell>
          <table:table-cell table:formula="of:=CONCATENATE(&quot;data[&quot;;[.K2];&quot;] = &quot;;[.L$1]; [.A2];[.L$1];&quot;;&quot;)" office:value-type="string" office:string-value="data[2] = “L L F F L L F F L L F F L L F F L L R R B B R R“;" calcext:value-type="string">
            <text:p>data[2] = “L L F F L L F F L L F F L L F F L L R R B B R R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 L F F L L F F L L F F L L F F L L B B R R B B</text:p>
          </table:table-cell>
          <table:table-cell table:style-name="Default" office:value-type="string" calcext:value-type="string">
            <text:p>(12)(34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NCATENATE(&quot;data[&quot;;[.K3];&quot;] = &quot;;[.L$1]; [.A3];[.L$1];&quot;;&quot;)" office:value-type="string" office:string-value="data[3] = “L L F F L L F F L L F F L L F F L L B B R R B B“;" calcext:value-type="string">
            <text:p>data[3] = “L L F F L L F F L L F F L L F F L L B B R R B B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 L F F L L F F L L F F L L F F R R F F L L B B</text:p>
          </table:table-cell>
          <table:table-cell table:style-name="Default" office:value-type="string" calcext:value-type="string">
            <text:p>(12)(34)</text:p>
          </table:table-cell>
          <table:table-cell/>
          <table:table-cell office:value-type="string" calcext:value-type="string">
            <text:p>(12)(34)</text:p>
          </table:table-cell>
          <table:table-cell office:value-type="float" office:value="3" calcext:value-type="float">
            <text:p>3</text:p>
          </table:table-cell>
          <table:table-cell table:formula="of:=CONCATENATE(&quot;data[&quot;;[.K4];&quot;] = &quot;;[.L$1]; [.A4];[.L$1];&quot;;&quot;)" office:value-type="string" office:string-value="data[4] = “L L F F L L F F L L F F L L F F R R F F L L B B“;" calcext:value-type="string">
            <text:p>data[4] = “L L F F L L F F L L F F L L F F R R F F L L B B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 side fixed</text:p>
          </table:table-cell>
        </table:table-row>
        <table:table-row table:style-name="ro1">
          <table:table-cell office:value-type="string" calcext:value-type="string">
            <text:p>L L F F L L F F L L F F L L R R U U L L R R D D</text:p>
          </table:table-cell>
          <table:table-cell office:value-type="string" calcext:value-type="string">
            <text:p>(12)</text:p>
          </table:table-cell>
          <table:table-cell/>
          <table:table-cell table:style-name="ce1" office:value-type="string" calcext:value-type="string">
            <text:p>(1324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5];&quot;] = &quot;;[.L$1]; [.A5];[.L$1];&quot;;&quot;)" office:value-type="string" office:string-value="data[5] = “L L F F L L F F L L F F L L R R U U L L R R D D“;" calcext:value-type="string">
            <text:p>data[5] = “L L F F L L F F L L F F L L R R U U L L R R D D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 L F F L L F F L L R R F F U U L L B B L L U U</text:p>
          </table:table-cell>
          <table:table-cell table:style-name="Default" office:value-type="string" calcext:value-type="string">
            <text:p>(12)(34)</text:p>
          </table:table-cell>
          <table:table-cell/>
          <table:table-cell table:style-name="ce1" office:value-type="string" calcext:value-type="string">
            <text:p>(123)</text:p>
          </table:table-cell>
          <table:table-cell office:value-type="float" office:value="48" calcext:value-type="float">
            <text:p>48</text:p>
          </table:table-cell>
          <table:table-cell table:formula="of:=CONCATENATE(&quot;data[&quot;;[.K6];&quot;] = &quot;;[.L$1]; [.A6];[.L$1];&quot;;&quot;)" office:value-type="string" office:string-value="data[6] = “L L F F L L F F L L R R F F U U L L B B L L U U“;" calcext:value-type="string">
            <text:p>data[6] = “L L F F L L F F L L R R F F U U L L B B L L U U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 L F F L L F F L L R R F F U U F F R R F F U U</text:p>
          </table:table-cell>
          <table:table-cell office:value-type="string" calcext:value-type="string">
            <text:p>(1234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7];&quot;] = &quot;;[.L$1]; [.A7];[.L$1];&quot;;&quot;)" office:value-type="string" office:string-value="data[7] = “L L F F L L F F L L R R F F U U F F R R F F U U“;" calcext:value-type="string">
            <text:p>data[7] = “L L F F L L F F L L R R F F U U F F R R F F U U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 L F F L L F F L L R R B B U U L L B B R R D D</text:p>
          </table:table-cell>
          <table:table-cell table:style-name="Default"/>
          <table:table-cell/>
          <table:table-cell table:style-name="ce1" office:value-type="string" calcext:value-type="string">
            <text:p>(123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8];&quot;] = &quot;;[.L$1]; [.A8];[.L$1];&quot;;&quot;)" office:value-type="string" office:string-value="data[8] = “L L F F L L F F L L R R B B U U L L B B R R D D“;" calcext:value-type="string">
            <text:p>data[8] = “L L F F L L F F L L R R B B U U L L B B R R D D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 L F F L L F F L L R R B B U U F F L L B B D D</text:p>
          </table:table-cell>
          <table:table-cell office:value-type="string" calcext:value-type="string">
            <text:p>(24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9];&quot;] = &quot;;[.L$1]; [.A9];[.L$1];&quot;;&quot;)" office:value-type="string" office:string-value="data[9] = “L L F F L L F F L L R R B B U U F F L L B B D D“;" calcext:value-type="string">
            <text:p>data[9] = “L L F F L L F F L L R R B B U U F F L L B B D D“;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 L F F L L F F L L U U L L F F U U F F L L U U</text:p>
          </table:table-cell>
          <table:table-cell table:style-name="Default"/>
          <table:table-cell table:style-name="ce1" office:value-type="string" calcext:value-type="string">
            <text:p>(23)</text:p>
          </table:table-cell>
          <table:table-cell table:style-name="ce1" office:value-type="string" calcext:value-type="string">
            <text:p>(12)</text:p>
          </table:table-cell>
          <table:table-cell office:value-type="float" office:value="6" calcext:value-type="float">
            <text:p>6</text:p>
          </table:table-cell>
          <table:table-cell table:formula="of:=CONCATENATE(&quot;data[&quot;;[.K10];&quot;] = &quot;;[.L$1]; [.A10];[.L$1];&quot;;&quot;)" office:value-type="string" office:string-value="data[10] = “L L F F L L F F L L U U L L F F U U F F L L U U“;" calcext:value-type="string">
            <text:p>data[10] = “L L F F L L F F L L U U L L F F U U F F L L U U“;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 L F F L L F F L L U U L L F F D D B B R R D D</text:p>
          </table:table-cell>
          <table:table-cell table:style-name="Default"/>
          <table:table-cell table:style-name="ce1" office:value-type="string" calcext:value-type="string">
            <text:p>(14)</text:p>
          </table:table-cell>
          <table:table-cell table:style-name="ce1" office:value-type="string" calcext:value-type="string">
            <text:p>(12)</text:p>
          </table:table-cell>
          <table:table-cell office:value-type="float" office:value="6" calcext:value-type="float">
            <text:p>6</text:p>
          </table:table-cell>
          <table:table-cell table:formula="of:=CONCATENATE(&quot;data[&quot;;[.K11];&quot;] = &quot;;[.L$1]; [.A11];[.L$1];&quot;;&quot;)" office:value-type="string" office:string-value="data[11] = “L L F F L L F F L L U U L L F F D D B B R R D D“;" calcext:value-type="string">
            <text:p>data[11] = “L L F F L L F F L L U U L L F F D D B B R R D D“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 L F F L L F F L L U U F F L L F F U U F F L L</text:p>
          </table:table-cell>
          <table:table-cell office:value-type="string" calcext:value-type="string">
            <text:p>(14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12];&quot;] = &quot;;[.L$1]; [.A12];[.L$1];&quot;;&quot;)" office:value-type="string" office:string-value="data[12] = “L L F F L L F F L L U U F F L L F F U U F F L L“;" calcext:value-type="string">
            <text:p>data[12] = “L L F F L L F F L L U U F F L L F F U U F F L L“;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 L F F L L F F L L U U F F L L B B D D B B L L</text:p>
          </table:table-cell>
          <table:table-cell office:value-type="string" calcext:value-type="string">
            <text:p>(1243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13];&quot;] = &quot;;[.L$1]; [.A13];[.L$1];&quot;;&quot;)" office:value-type="string" office:string-value="data[13] = “L L F F L L F F L L U U F F L L B B D D B B L L“;" calcext:value-type="string">
            <text:p>data[13] = “L L F F L L F F L L U U F F L L B B D D B B L L“;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 L F F L L F F R R F F U U L L R R F F B B U U</text:p>
          </table:table-cell>
          <table:table-cell office:value-type="string" calcext:value-type="string">
            <text:p>(1324)</text:p>
          </table:table-cell>
          <table:table-cell/>
          <table:table-cell table:style-name="ce1" office:value-type="string" calcext:value-type="string">
            <text:p>(1423)</text:p>
          </table:table-cell>
          <table:table-cell office:value-type="float" office:value="12" calcext:value-type="float">
            <text:p>12</text:p>
          </table:table-cell>
          <table:table-cell table:formula="of:=CONCATENATE(&quot;data[&quot;;[.K14];&quot;] = &quot;;[.L$1]; [.A14];[.L$1];&quot;;&quot;)" office:value-type="string" office:string-value="data[14] = “L L F F L L F F R R F F U U L L R R F F B B U U“;" calcext:value-type="string">
            <text:p>data[14] = “L L F F L L F F R R F F U U L L R R F F B B U U“;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 L F F L L F F R R U U L L B B U U B B R R D D</text:p>
          </table:table-cell>
          <table:table-cell table:style-name="Default"/>
          <table:table-cell table:style-name="ce1" office:value-type="string" calcext:value-type="string">
            <text:p>(23)</text:p>
          </table:table-cell>
          <table:table-cell table:style-name="ce1" office:value-type="string" calcext:value-type="string">
            <text:p>(1423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15];&quot;] = &quot;;[.L$1]; [.A15];[.L$1];&quot;;&quot;)" office:value-type="string" office:string-value="data[15] = “L L F F L L F F R R U U L L B B U U B B R R D D“;" calcext:value-type="string">
            <text:p>data[15] = “L L F F L L F F R R U U L L B B U U B B R R D D“;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 L F F L L F F B B L L F F L L U U L L R R D D</text:p>
          </table:table-cell>
          <table:table-cell table:style-name="Default" office:value-type="string" calcext:value-type="string">
            <text:p>(12)(34)</text:p>
          </table:table-cell>
          <table:table-cell/>
          <table:table-cell office:value-type="string" calcext:value-type="string">
            <text:p>(13)(24)</text:p>
          </table:table-cell>
          <table:table-cell office:value-type="float" office:value="6" calcext:value-type="float">
            <text:p>6</text:p>
          </table:table-cell>
          <table:table-cell table:formula="of:=CONCATENATE(&quot;data[&quot;;[.K16];&quot;] = &quot;;[.L$1]; [.A16];[.L$1];&quot;;&quot;)" office:value-type="string" office:string-value="data[16] = “L L F F L L F F B B L L F F L L U U L L R R D D“;" calcext:value-type="string">
            <text:p>data[16] = “L L F F L L F F B B L L F F L L U U L L R R D D“;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 L F F L L F F B B L L F F U U F F B B U U L L</text:p>
          </table:table-cell>
          <table:table-cell table:style-name="Default"/>
          <table:table-cell table:number-columns-repeated="2" office:value-type="string" calcext:value-type="string">
            <text:p>(14)(23)</text:p>
          </table:table-cell>
          <table:table-cell office:value-type="float" office:value="6" calcext:value-type="float">
            <text:p>6</text:p>
          </table:table-cell>
          <table:table-cell table:formula="of:=CONCATENATE(&quot;data[&quot;;[.K17];&quot;] = &quot;;[.L$1]; [.A17];[.L$1];&quot;;&quot;)" office:value-type="string" office:string-value="data[17] = “L L F F L L F F B B L L F F U U F F B B U U L L“;" calcext:value-type="string">
            <text:p>data[17] = “L L F F L L F F B B L L F F U U F F B B U U L L“;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 L F F L L F F B B L L B B L L U U L L R R U U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)(24)</text:p>
          </table:table-cell>
          <table:table-cell/>
          <table:table-cell office:value-type="float" office:value="3" calcext:value-type="float">
            <text:p>3</text:p>
          </table:table-cell>
          <table:table-cell table:formula="of:=CONCATENATE(&quot;data[&quot;;[.K18];&quot;] = &quot;;[.L$1]; [.A18];[.L$1];&quot;;&quot;)" office:value-type="string" office:string-value="data[18] = “L L F F L L F F B B L L B B L L U U L L R R U U“;" calcext:value-type="string">
            <text:p>data[18] = “L L F F L L F F B B L L B B L L U U L L R R U U“;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 L F F L L F F B B L L U U L L R R U U B B R R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)(34)</text:p>
          </table:table-cell>
          <table:table-cell/>
          <table:table-cell office:value-type="float" office:value="6" calcext:value-type="float">
            <text:p>6</text:p>
          </table:table-cell>
          <table:table-cell table:formula="of:=CONCATENATE(&quot;data[&quot;;[.K19];&quot;] = &quot;;[.L$1]; [.A19];[.L$1];&quot;;&quot;)" office:value-type="string" office:string-value="data[19] = “L L F F L L F F B B L L U U L L R R U U B B R R“;" calcext:value-type="string">
            <text:p>data[19] = “L L F F L L F F B B L L U U L L R R U U B B R R“;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 L F F L L F F B B R R F F U U D D R R U U D D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(34)</text:p>
          </table:table-cell>
          <table:table-cell/>
          <table:table-cell office:value-type="float" office:value="6" calcext:value-type="float">
            <text:p>6</text:p>
          </table:table-cell>
          <table:table-cell table:formula="of:=CONCATENATE(&quot;data[&quot;;[.K20];&quot;] = &quot;;[.L$1]; [.A20];[.L$1];&quot;;&quot;)" office:value-type="string" office:string-value="data[20] = “L L F F L L F F B B R R F F U U D D R R U U D D“;" calcext:value-type="string">
            <text:p>data[20] = “L L F F L L F F B B R R F F U U D D R R U U D D“;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 L F F L L F F B B R R U U F F U U B B D D L L</text:p>
          </table:table-cell>
          <table:table-cell office:value-type="string" calcext:value-type="string">
            <text:p>(1234)</text:p>
          </table:table-cell>
          <table:table-cell table:style-name="ce1" office:value-type="string" calcext:value-type="string">
            <text:p>(12)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&quot;data[&quot;;[.K21];&quot;] = &quot;;[.L$1]; [.A21];[.L$1];&quot;;&quot;)" office:value-type="string" office:string-value="data[21] = “L L F F L L F F B B R R U U F F U U B B D D L L“;" calcext:value-type="string">
            <text:p>data[21] = “L L F F L L F F B B R R U U F F U U B B D D L L“;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 L F F L L F F B B U U L L F F L L F F B B U U</text:p>
          </table:table-cell>
          <table:table-cell table:style-name="Default"/>
          <table:table-cell office:value-type="string" calcext:value-type="string">
            <text:p>(13)(24)</text:p>
          </table:table-cell>
          <table:table-cell table:style-name="ce1" office:value-type="string" calcext:value-type="string">
            <text:p>(134)</text:p>
          </table:table-cell>
          <table:table-cell office:value-type="float" office:value="48" calcext:value-type="float">
            <text:p>48</text:p>
          </table:table-cell>
          <table:table-cell table:formula="of:=CONCATENATE(&quot;data[&quot;;[.K22];&quot;] = &quot;;[.L$1]; [.A22];[.L$1];&quot;;&quot;)" office:value-type="string" office:string-value="data[22] = “L L F F L L F F B B U U L L F F L L F F B B U U“;" calcext:value-type="string">
            <text:p>data[22] = “L L F F L L F F B B U U L L F F L L F F B B U U“;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 L F F L L F F B B U U L L R R F F R R F F D D</text:p>
          </table:table-cell>
          <table:table-cell office:value-type="string" calcext:value-type="string">
            <text:p>(1432)</text:p>
          </table:table-cell>
          <table:table-cell/>
          <table:table-cell table:style-name="ce1" office:value-type="string" calcext:value-type="string">
            <text:p>(1423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23];&quot;] = &quot;;[.L$1]; [.A23];[.L$1];&quot;;&quot;)" office:value-type="string" office:string-value="data[23] = “L L F F L L F F B B U U L L R R F F R R F F D D“;" calcext:value-type="string">
            <text:p>data[23] = “L L F F L L F F B B U U L L R R F F R R F F D D“;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 L F F L L F F B B U U L L B B L L F F B B D D</text:p>
          </table:table-cell>
          <table:table-cell table:style-name="Default" office:value-type="string" calcext:value-type="string">
            <text:p>(14)(23)</text:p>
          </table:table-cell>
          <table:table-cell/>
          <table:table-cell table:style-name="ce1" office:value-type="string" calcext:value-type="string">
            <text:p>(142)</text:p>
          </table:table-cell>
          <table:table-cell office:value-type="float" office:value="48" calcext:value-type="float">
            <text:p>48</text:p>
          </table:table-cell>
          <table:table-cell table:formula="of:=CONCATENATE(&quot;data[&quot;;[.K24];&quot;] = &quot;;[.L$1]; [.A24];[.L$1];&quot;;&quot;)" office:value-type="string" office:string-value="data[24] = “L L F F L L F F B B U U L L B B L L F F B B D D“;" calcext:value-type="string">
            <text:p>data[24] = “L L F F L L F F B B U U L L B B L L F F B B D D“;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 L F F L L F F B B U U F F U U R R B B D D L L</text:p>
          </table:table-cell>
          <table:table-cell office:value-type="string" calcext:value-type="string">
            <text:p>(1234)</text:p>
          </table:table-cell>
          <table:table-cell table:style-name="ce1" office:value-type="string" calcext:value-type="string">
            <text:p>(12)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&quot;data[&quot;;[.K25];&quot;] = &quot;;[.L$1]; [.A25];[.L$1];&quot;;&quot;)" office:value-type="string" office:string-value="data[25] = “L L F F L L F F B B U U F F U U R R B B D D L L“;" calcext:value-type="string">
            <text:p>data[25] = “L L F F L L F F B B U U F F U U R R B B D D L L“;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 L F F L L F F U U L L R R D D B B R R F F L L</text:p>
          </table:table-cell>
          <table:table-cell table:style-name="Default"/>
          <table:table-cell/>
          <table:table-cell office:value-type="string" calcext:value-type="string">
            <text:p>(13)(24)</text:p>
          </table:table-cell>
          <table:table-cell office:value-type="float" office:value="3" calcext:value-type="float">
            <text:p>3</text:p>
          </table:table-cell>
          <table:table-cell table:formula="of:=CONCATENATE(&quot;data[&quot;;[.K26];&quot;] = &quot;;[.L$1]; [.A26];[.L$1];&quot;;&quot;)" office:value-type="string" office:string-value="data[26] = “L L F F L L F F U U L L R R D D B B R R F F L L“;" calcext:value-type="string">
            <text:p>data[26] = “L L F F L L F F U U L L R R D D B B R R F F L L“;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 L F F L L F F U U L L B B R R F F B B U U L L</text:p>
          </table:table-cell>
          <table:table-cell office:value-type="string" calcext:value-type="string">
            <text:p>(1324)</text:p>
          </table:table-cell>
          <table:table-cell/>
          <table:table-cell table:style-name="ce1" office:value-type="string" calcext:value-type="string">
            <text:p>(24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27];&quot;] = &quot;;[.L$1]; [.A27];[.L$1];&quot;;&quot;)" office:value-type="string" office:string-value="data[27] = “L L F F L L F F U U L L B B R R F F B B U U L L“;" calcext:value-type="string">
            <text:p>data[27] = “L L F F L L F F U U L L B B R R F F B B U U L L“;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 L F F L L F F U U L L U U F F L L U U F F L L</text:p>
          </table:table-cell>
          <table:table-cell table:style-name="Default"/>
          <table:table-cell table:style-name="ce1" office:value-type="string" calcext:value-type="string">
            <text:p>(13)</text:p>
          </table:table-cell>
          <table:table-cell table:style-name="ce1" office:value-type="string" calcext:value-type="string">
            <text:p>(24)</text:p>
          </table:table-cell>
          <table:table-cell office:value-type="float" office:value="12" calcext:value-type="float">
            <text:p>12</text:p>
          </table:table-cell>
          <table:table-cell table:formula="of:=CONCATENATE(&quot;data[&quot;;[.K28];&quot;] = &quot;;[.L$1]; [.A28];[.L$1];&quot;;&quot;)" office:value-type="string" office:string-value="data[28] = “L L F F L L F F U U L L U U F F L L U U F F L L“;" calcext:value-type="string">
            <text:p>data[28] = “L L F F L L F F U U L L U U F F L L U U F F L L“;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 L F F L L F F U U L L U U F F U U F F L L U U</text:p>
          </table:table-cell>
          <table:table-cell table:style-name="Default"/>
          <table:table-cell table:style-name="ce1" office:value-type="string" calcext:value-type="string">
            <text:p>(123)</text:p>
          </table:table-cell>
          <table:table-cell table:style-name="ce1" office:value-type="string" calcext:value-type="string">
            <text:p>(142)</text:p>
          </table:table-cell>
          <table:table-cell office:value-type="float" office:value="48" calcext:value-type="float">
            <text:p>48</text:p>
          </table:table-cell>
          <table:table-cell table:formula="of:=CONCATENATE(&quot;data[&quot;;[.K29];&quot;] = &quot;;[.L$1]; [.A29];[.L$1];&quot;;&quot;)" office:value-type="string" office:string-value="data[29] = “L L F F L L F F U U L L U U F F U U F F L L U U“;" calcext:value-type="string">
            <text:p>data[29] = “L L F F L L F F U U L L U U F F U U F F L L U U“;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 L F F L L F F U U L L U U F F D D B B R R D D</text:p>
          </table:table-cell>
          <table:table-cell table:style-name="Default"/>
          <table:table-cell table:style-name="ce1" office:value-type="string" calcext:value-type="string">
            <text:p>(134)</text:p>
          </table:table-cell>
          <table:table-cell table:style-name="ce1" office:value-type="string" calcext:value-type="string">
            <text:p>(142)</text:p>
          </table:table-cell>
          <table:table-cell office:value-type="float" office:value="48" calcext:value-type="float">
            <text:p>48</text:p>
          </table:table-cell>
          <table:table-cell table:formula="of:=CONCATENATE(&quot;data[&quot;;[.K30];&quot;] = &quot;;[.L$1]; [.A30];[.L$1];&quot;;&quot;)" office:value-type="string" office:string-value="data[30] = “L L F F L L F F U U L L U U F F D D B B R R D D“;" calcext:value-type="string">
            <text:p>data[30] = “L L F F L L F F U U L L U U F F D D B B R R D D“;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 L F F L L F F U U F F L L U U L L F F U U F F</text:p>
          </table:table-cell>
          <table:table-cell office:value-type="string" calcext:value-type="string">
            <text:p>(12)</text:p>
          </table:table-cell>
          <table:table-cell table:style-name="ce1" office:value-type="string" calcext:value-type="string">
            <text:p>(13)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&quot;data[&quot;;[.K31];&quot;] = &quot;;[.L$1]; [.A31];[.L$1];&quot;;&quot;)" office:value-type="string" office:string-value="data[31] = “L L F F L L F F U U F F L L U U L L F F U U F F“;" calcext:value-type="string">
            <text:p>data[31] = “L L F F L L F F U U F F L L U U L L F F U U F F“;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 L F F L L F F U U F F L L U U L L B B D D B B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13)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&quot;data[&quot;;[.K32];&quot;] = &quot;;[.L$1]; [.A32];[.L$1];&quot;;&quot;)" office:value-type="string" office:string-value="data[32] = “L L F F L L F F U U F F L L U U L L B B D D B B“;" calcext:value-type="string">
            <text:p>data[32] = “L L F F L L F F U U F F L L U U L L B B D D B B“;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 L F F L L F F U U F F U U B B D D R R B B L L</text:p>
          </table:table-cell>
          <table:table-cell office:value-type="string" calcext:value-type="string">
            <text:p>(1243)</text:p>
          </table:table-cell>
          <table:table-cell table:style-name="ce1" office:value-type="string" calcext:value-type="string">
            <text:p>(12)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&quot;data[&quot;;[.K33];&quot;] = &quot;;[.L$1]; [.A33];[.L$1];&quot;;&quot;)" office:value-type="string" office:string-value="data[33] = “L L F F L L F F U U F F U U B B D D R R B B L L“;" calcext:value-type="string">
            <text:p>data[33] = “L L F F L L F F U U F F U U B B D D R R B B L L“;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 L F F L L R R U U L L F F L L F F B B D D F F</text:p>
          </table:table-cell>
          <table:table-cell office:value-type="string" calcext:value-type="string">
            <text:p>(1423)</text:p>
          </table:table-cell>
          <table:table-cell/>
          <table:table-cell table:style-name="ce1" office:value-type="string" calcext:value-type="string">
            <text:p>(1342)</text:p>
          </table:table-cell>
          <table:table-cell office:value-type="float" office:value="24" calcext:value-type="float">
            <text:p>24</text:p>
          </table:table-cell>
          <table:table-cell table:formula="of:=CONCATENATE(&quot;data[&quot;;[.K34];&quot;] = &quot;;[.L$1]; [.A34];[.L$1];&quot;;&quot;)" office:value-type="string" office:string-value="data[34] = “L L F F L L R R U U L L F F L L F F B B D D F F“;" calcext:value-type="string">
            <text:p>data[34] = “L L F F L L R R U U L L F F L L F F B B D D F F“;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L L F F L L R R U U L L F F U U F F R R U U R R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1432)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&quot;data[&quot;;[.K35];&quot;] = &quot;;[.L$1]; [.A35];[.L$1];&quot;;&quot;)" office:value-type="string" office:string-value="data[35] = “L L F F L L R R U U L L F F U U F F R R U U R R“;" calcext:value-type="string">
            <text:p>data[35] = “L L F F L L R R U U L L F F U U F F R R U U R R“;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 L F F L L R R U U L L R R F F U U F F U U R R</text:p>
          </table:table-cell>
          <table:table-cell office:value-type="string" calcext:value-type="string">
            <text:p>(1432)</text:p>
          </table:table-cell>
          <table:table-cell table:style-name="ce1" office:value-type="string" calcext:value-type="string">
            <text:p>(1432)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NCATENATE(&quot;data[&quot;;[.K36];&quot;] = &quot;;[.L$1]; [.A36];[.L$1];&quot;;&quot;)" office:value-type="string" office:string-value="data[36] = “L L F F L L R R U U L L R R F F U U F F U U R R“;" calcext:value-type="string">
            <text:p>data[36] = “L L F F L L R R U U L L R R F F U U F F U U R R“;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 L F F L L U U F F U U L L U U L L F F U U F F</text:p>
          </table:table-cell>
          <table:table-cell office:value-type="string" calcext:value-type="string">
            <text:p>(142)</text:p>
          </table:table-cell>
          <table:table-cell table:style-name="ce1" office:value-type="string" calcext:value-type="string">
            <text:p>(123)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NCATENATE(&quot;data[&quot;;[.K37];&quot;] = &quot;;[.L$1]; [.A37];[.L$1];&quot;;&quot;)" office:value-type="string" office:string-value="data[37] = “L L F F L L U U F F U U L L U U L L F F U U F F“;" calcext:value-type="string">
            <text:p>data[37] = “L L F F L L U U F F U U L L U U L L F F U U F F“;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L L F F L L U U F F U U L L U U L L B B D D B B</text:p>
          </table:table-cell>
          <table:table-cell office:value-type="string" calcext:value-type="string">
            <text:p>(243)</text:p>
          </table:table-cell>
          <table:table-cell table:style-name="ce1" office:value-type="string" calcext:value-type="string">
            <text:p>(123)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NCATENATE(&quot;data[&quot;;[.K38];&quot;] = &quot;;[.L$1]; [.A38];[.L$1];&quot;;&quot;)" office:value-type="string" office:string-value="data[38] = “L L F F L L U U F F U U L L U U L L B B D D B B“;" calcext:value-type="string">
            <text:p>data[38] = “L L F F L L U U F F U U L L U U L L B B D D B B“;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 F L L F F L L R R U U L L F F U U F F R R U U R R F F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5867)</text:p>
          </table:table-cell>
          <table:table-cell/>
          <table:table-cell office:value-type="float" office:value="6" calcext:value-type="float">
            <text:p>6</text:p>
          </table:table-cell>
          <table:table-cell table:formula="of:=CONCATENATE(&quot;data[&quot;;[.K39];&quot;] = &quot;;[.L$1]; [.A39];[.L$1];&quot;;&quot;)" office:value-type="string" office:string-value="data[39] = “F F L L F F L L R R U U L L F F U U F F R R U U R R F F“;" calcext:value-type="string">
            <text:p>data[39] = “F F L L F F L L R R U U L L F F U U F F R R U U R R F F“;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 B L L F F L L R R U U L L F F U U F F R R U U R R B B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5768)</text:p>
          </table:table-cell>
          <table:table-cell/>
          <table:table-cell office:value-type="float" office:value="6" calcext:value-type="float">
            <text:p>6</text:p>
          </table:table-cell>
          <table:table-cell table:formula="of:=CONCATENATE(&quot;data[&quot;;[.K40];&quot;] = &quot;;[.L$1]; [.A40];[.L$1];&quot;;&quot;)" office:value-type="string" office:string-value="data[40] = “B B L L F F L L R R U U L L F F U U F F R R U U R R B B“;" calcext:value-type="string">
            <text:p>data[40] = “B B L L F F L L R R U U L L F F U U F F R R U U R R B B“;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</table:table-row>
      </table:table>
      <table:table table:name="map4tab2" table:style-name="ta1">
        <table:table-column table:style-name="co6" table:default-cell-style-name="Default"/>
        <table:table-column table:style-name="co7" table:number-columns-repeated="3" table:default-cell-style-name="ce1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U U L L U U L L F F U U F F U U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42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1];&quot;] = &quot;;[.L$1]; [.A1];[.L$1];&quot;;&quot;)" office:value-type="string" office:string-value="data[1] = “ L L F F L L F F U U L L U U L L F F U U F F U U“;" calcext:value-type="string">
            <text:p>data[1] = “ L L F F L L F F U U L L U U L L F F U U F F U U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office:value-type="string" calcext:value-type="string">
            <text:p><text:s/>L L F F L L F F U U L L U U L L F F D D B B D D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2];&quot;] = &quot;;[.L$1]; [.A2];[.L$1];&quot;;&quot;)" office:value-type="string" office:string-value="data[2] = “ L L F F L L F F U U L L U U L L F F D D B B D D“;" calcext:value-type="string">
            <text:p>data[2] = “ L L F F L L F F U U L L U U L L F F D D B B D D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3-tsüklit</text:p>
          </table:table-cell>
        </table:table-row>
        <table:table-row table:style-name="ro1">
          <table:table-cell office:value-type="string" calcext:value-type="string">
            <text:p><text:s/>L L F F L L F F U U L L U U L L B B U U F F D D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(142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3];&quot;] = &quot;;[.L$1]; [.A3];[.L$1];&quot;;&quot;)" office:value-type="string" office:string-value="data[3] = “ L L F F L L F F U U L L U U L L B B U U F F D D“;" calcext:value-type="string">
            <text:p>data[3] = “ L L F F L L F F U U L L U U L L B B U U F F D D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L L B B D D B B U U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4];&quot;] = &quot;;[.L$1]; [.A4];[.L$1];&quot;;&quot;)" office:value-type="string" office:string-value="data[4] = “ L L F F L L F F U U L L U U L L B B D D B B U U“;" calcext:value-type="string">
            <text:p>data[4] = “ L L F F L L F F U U L L U U L L B B D D B B U U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F F U U F F L L U U L L U U F F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5];&quot;] = &quot;;[.L$1]; [.A5];[.L$1];&quot;;&quot;)" office:value-type="string" office:string-value="data[5] = “ L L F F L L U U F F U U F F L L U U L L U U F F“;" calcext:value-type="string">
            <text:p>data[5] = “ L L F F L L U U F F U U F F L L U U L L U U F F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F F U U F F L L U U R R U U B B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243)</text:p>
          </table:table-cell>
          <table:table-cell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6];&quot;] = &quot;;[.L$1]; [.A6];[.L$1];&quot;;&quot;)" office:value-type="string" office:string-value="data[6] = “ L L F F L L U U F F U U F F L L U U R R U U B B“;" calcext:value-type="string">
            <text:p>data[6] = “ L L F F L L U U F F U U F F L L U U R R U U B B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F F U U F F L L D D L L D D B B</text:p>
          </table:table-cell>
          <table:table-cell office:value-type="string" calcext:value-type="string">
            <text:p>(123)</text:p>
          </table:table-cell>
          <table:table-cell table:number-columns-repeated="2"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7];&quot;] = &quot;;[.L$1]; [.A7];[.L$1];&quot;;&quot;)" office:value-type="string" office:string-value="data[7] = “ L L F F L L U U F F U U F F L L D D L L D D B B“;" calcext:value-type="string">
            <text:p>data[7] = “ L L F F L L U U F F U U F F L L D D L L D D B B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F F U U F F L L D D R R D D F F</text:p>
          </table:table-cell>
          <table:table-cell table:number-columns-repeated="3"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8];&quot;] = &quot;;[.L$1]; [.A8];[.L$1];&quot;;&quot;)" office:value-type="string" office:string-value="data[8] = “ L L F F L L U U F F U U F F L L D D R R D D F F“;" calcext:value-type="string">
            <text:p>data[8] = “ L L F F L L U U F F U U F F L L D D R R D D F F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F F U U F F R R U U L L D D F F</text:p>
          </table:table-cell>
          <table:table-cell table:number-columns-repeated="2" office:value-type="string" calcext:value-type="string">
            <text:p>(142)</text:p>
          </table:table-cell>
          <table:table-cell office:value-type="string" calcext:value-type="string">
            <text:p>(12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9];&quot;] = &quot;;[.L$1]; [.A9];[.L$1];&quot;;&quot;)" office:value-type="string" office:string-value="data[9] = “ L L F F L L U U F F U U F F R R U U L L D D F F“;" calcext:value-type="string">
            <text:p>data[9] = “ L L F F L L U U F F U U F F R R U U L L D D F F“;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F F U U F F R R U U R R D D B B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(24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10];&quot;] = &quot;;[.L$1]; [.A10];[.L$1];&quot;;&quot;)" office:value-type="string" office:string-value="data[10] = “ L L F F L L U U F F U U F F R R U U R R D D B B“;" calcext:value-type="string">
            <text:p>data[10] = “ L L F F L L U U F F U U F F R R U U R R D D B B“;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map4tab3" table:style-name="ta1">
        <table:table-column table:style-name="co10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<text:s/>L L F F L L F F U U L L U U F F U U B B L L D D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1];&quot;] = &quot;;[.L$1]; [.A1];[.L$1];&quot;;&quot;)" office:value-type="string" office:string-value="data[1] = “ L L F F L L F F U U L L U U F F U U B B L L D D“;" calcext:value-type="string">
            <text:p>data[1] = “ L L F F L L F F U U L L U U F F U U B B L L D D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F F D D F F R R U U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243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];&quot;] = &quot;;[.L$1]; [.A2];[.L$1];&quot;;&quot;)" office:value-type="string" office:string-value="data[2] = “ L L F F L L F F U U L L U U F F D D F F R R U U“;" calcext:value-type="string">
            <text:p>data[2] = “ L L F F L L F F U U L L U U F F D D F F R R U U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B B U U B B R R U U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243)</text:p>
          </table:table-cell>
          <table:table-cell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3];&quot;] = &quot;;[.L$1]; [.A3];[.L$1];&quot;;&quot;)" office:value-type="string" office:string-value="data[3] = “ L L F F L L F F U U L L U U B B U U B B R R U U“;" calcext:value-type="string">
            <text:p>data[3] = “ L L F F L L F F U U L L U U B B U U B B R R U U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B B D D F F L L D D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4];&quot;] = &quot;;[.L$1]; [.A4];[.L$1];&quot;;&quot;)" office:value-type="string" office:string-value="data[4] = “ L L F F L L F F U U L L U U B B D D F F L L D D“;" calcext:value-type="string">
            <text:p>data[4] = “ L L F F L L F F U U L L U U B B D D F F L L D D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3-tsüklit, 1 duubeltranspositsioon</text:p>
          </table:table-cell>
        </table:table-row>
        <table:table-row table:style-name="ro1">
          <table:table-cell office:value-type="string" calcext:value-type="string">
            <text:p><text:s/>L L F F L L U U F F U U L L U U R R F F D D F F</text:p>
          </table:table-cell>
          <table:table-cell table:style-name="ce1" office:value-type="string" calcext:value-type="string">
            <text:p>(134)</text:p>
          </table:table-cell>
          <table:table-cell office:value-type="string" calcext:value-type="string">
            <text:p>(243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5];&quot;] = &quot;;[.L$1]; [.A5];[.L$1];&quot;;&quot;)" office:value-type="string" office:string-value="data[5] = “ L L F F L L U U F F U U L L U U R R F F D D F F“;" calcext:value-type="string">
            <text:p>data[5] = “ L L F F L L U U F F U U L L U U R R F F D D F F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L L U U R R B B U U B B</text:p>
          </table:table-cell>
          <table:table-cell table:style-name="ce1" office:value-type="string" calcext:value-type="string">
            <text:p>(123)</text:p>
          </table:table-cell>
          <table:table-cell office:value-type="string" calcext:value-type="string">
            <text:p>(243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6];&quot;] = &quot;;[.L$1]; [.A6];[.L$1];&quot;;&quot;)" office:value-type="string" office:string-value="data[6] = “ L L F F L L U U F F U U L L U U R R B B U U B B“;" calcext:value-type="string">
            <text:p>data[6] = “ L L F F L L U U F F U U L L U U R R B B U U B B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F F D D R R D D</text:p>
          </table:table-cell>
          <table:table-cell table:style-name="ce1" office:value-type="string" calcext:value-type="string">
            <text:p>(14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7];&quot;] = &quot;;[.L$1]; [.A7];[.L$1];&quot;;&quot;)" office:value-type="string" office:string-value="data[7] = “ L L F F L L U U F F U U F F L L F F D D R R D D“;" calcext:value-type="string">
            <text:p>data[7] = “ L L F F L L U U F F U U F F L L F F D D R R D D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B B U U R R U U</text:p>
          </table:table-cell>
          <table:table-cell table:style-name="ce1" office:value-type="string" calcext:value-type="string">
            <text:p>(1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8];&quot;] = &quot;;[.L$1]; [.A8];[.L$1];&quot;;&quot;)" office:value-type="string" office:string-value="data[8] = “ L L F F L L U U F F U U F F L L B B U U R R U U“;" calcext:value-type="string">
            <text:p>data[8] = “ L L F F L L U U F F U U F F L L B B U U R R U U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map4tab4" table:style-name="ta1">
        <table:table-column table:style-name="co12" table:default-cell-style-name="Default"/>
        <table:table-column table:style-name="co2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<text:s/>L L F F L L F F L L R R F F L L F F L L U U D D</text:p>
          </table:table-cell>
          <table:table-cell table:number-columns-repeated="2" office:value-type="string" calcext:value-type="string">
            <text:p>(13)(24)</text:p>
          </table:table-cell>
          <table:table-cell office:value-type="string" calcext:value-type="string">
            <text:p>(14)(23)</text:p>
          </table:table-cell>
          <table:table-cell/>
          <table:table-cell table:formula="of:=CONCATENATE(&quot;data[&quot;;[.K1];&quot;] = &quot;;[.L$1]; [.A1];[.L$1];&quot;;&quot;)" office:value-type="string" office:string-value="data[1] = “ L L F F L L F F L L R R F F L L F F L L U U D D“;" calcext:value-type="string">
            <text:p>data[1] = “ L L F F L L F F L L R R F F L L F F L L U U D D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office:value-type="string" calcext:value-type="string">
            <text:p><text:s/>L L F F L L F F L L R R F F L L F F U U D D R R</text:p>
          </table:table-cell>
          <table:table-cell office:value-type="string" calcext:value-type="string">
            <text:p>(13)(24)</text:p>
          </table:table-cell>
          <table:table-cell table:number-columns-repeated="2" office:value-type="string" calcext:value-type="string">
            <text:p>(14)(23)</text:p>
          </table:table-cell>
          <table:table-cell/>
          <table:table-cell table:formula="of:=CONCATENATE(&quot;data[&quot;;[.K2];&quot;] = &quot;;[.L$1]; [.A2];[.L$1];&quot;;&quot;)" office:value-type="string" office:string-value="data[2] = “ L L F F L L F F L L R R F F L L F F U U D D R R“;" calcext:value-type="string">
            <text:p>data[2] = “ L L F F L L F F L L R R F F L L F F U U D D R R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F F L L U U D D B B R R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12)(34)</text:p>
          </table:table-cell>
          <table:table-cell office:value-type="string" calcext:value-type="string">
            <text:p>(14)(23)</text:p>
          </table:table-cell>
          <table:table-cell/>
          <table:table-cell table:formula="of:=CONCATENATE(&quot;data[&quot;;[.K3];&quot;] = &quot;;[.L$1]; [.A3];[.L$1];&quot;;&quot;)" office:value-type="string" office:string-value="data[3] = “ L L F F L L F F L L R R F F L L U U D D B B R R“;" calcext:value-type="string">
            <text:p>data[3] = “ L L F F L L F F L L R R F F L L U U D D B B R R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ähemalt 2 duubeltranspositsioon</text:p>
          </table:table-cell>
        </table:table-row>
        <table:table-row table:style-name="ro1">
          <table:table-cell office:value-type="string" calcext:value-type="string">
            <text:p><text:s/>L L F F L L F F L L R R F F R R B B R R U U D D</text:p>
          </table:table-cell>
          <table:table-cell table:number-columns-repeated="3" office:value-type="string" calcext:value-type="string">
            <text:p>(13)(24)</text:p>
          </table:table-cell>
          <table:table-cell/>
          <table:table-cell table:formula="of:=CONCATENATE(&quot;data[&quot;;[.K4];&quot;] = &quot;;[.L$1]; [.A4];[.L$1];&quot;;&quot;)" office:value-type="string" office:string-value="data[4] = “ L L F F L L F F L L R R F F R R B B R R U U D D“;" calcext:value-type="string">
            <text:p>data[4] = “ L L F F L L F F L L R R F F R R B B R R U U D D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F F U U L L F F L L D D</text:p>
          </table:table-cell>
          <table:table-cell table:number-columns-repeated="2" office:value-type="string" calcext:value-type="string">
            <text:p>(13)(24)</text:p>
          </table:table-cell>
          <table:table-cell table:style-name="ce1" office:value-type="string" calcext:value-type="string">
            <text:p>(24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5];&quot;] = &quot;;[.L$1]; [.A5];[.L$1];&quot;;&quot;)" office:value-type="string" office:string-value="data[5] = “ L L F F L L F F L L R R F F U U L L F F L L D D“;" calcext:value-type="string">
            <text:p>data[5] = “ L L F F L L F F L L R R F F U U L L F F L L D D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B B R R B B L L U U D D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14)(23)</text:p>
          </table:table-cell>
          <table:table-cell/>
          <table:table-cell table:formula="of:=CONCATENATE(&quot;data[&quot;;[.K6];&quot;] = &quot;;[.L$1]; [.A6];[.L$1];&quot;;&quot;)" office:value-type="string" office:string-value="data[6] = “ L L F F L L F F L L R R B B R R B B L L U U D D“;" calcext:value-type="string">
            <text:p>data[6] = “ L L F F L L F F L L R R B B R R B B L L U U D D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B B R R B B U U D D R R</text:p>
          </table:table-cell>
          <table:table-cell table:number-columns-repeated="3" office:value-type="string" calcext:value-type="string">
            <text:p>(14)(23)</text:p>
          </table:table-cell>
          <table:table-cell/>
          <table:table-cell table:formula="of:=CONCATENATE(&quot;data[&quot;;[.K7];&quot;] = &quot;;[.L$1]; [.A7];[.L$1];&quot;;&quot;)" office:value-type="string" office:string-value="data[7] = “ L L F F L L F F L L R R B B R R B B U U D D R R“;" calcext:value-type="string">
            <text:p>data[7] = “ L L F F L L F F L L R R B B R R B B U U D D R R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B B U U L L F F R R U U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3)(24)</text:p>
          </table:table-cell>
          <table:table-cell table:style-name="ce1" office:value-type="string" calcext:value-type="string">
            <text:p>(243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8];&quot;] = &quot;;[.L$1]; [.A8];[.L$1];&quot;;&quot;)" office:value-type="string" office:string-value="data[8] = “ L L F F L L F F L L R R B B U U L L F F R R U U“;" calcext:value-type="string">
            <text:p>data[8] = “ L L F F L L F F L L R R B B U U L L F F R R U U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F F L L F F D D R R</text:p>
          </table:table-cell>
          <table:table-cell table:style-name="ce1" office:value-type="string" calcext:value-type="string">
            <text:p>(234)</text:p>
          </table:table-cell>
          <table:table-cell table:number-columns-repeated="2" office:value-type="string" calcext:value-type="string">
            <text:p>(14)(23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9];&quot;] = &quot;;[.L$1]; [.A9];[.L$1];&quot;;&quot;)" office:value-type="string" office:string-value="data[9] = “ L L F F L L F F L L R R U U F F L L F F D D R R“;" calcext:value-type="string">
            <text:p>data[9] = “ L L F F L L F F L L R R U U F F L L F F D D R R“;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F F R R B B U U L L</text:p>
          </table:table-cell>
          <table:table-cell table:style-name="ce1" office:value-type="string" calcext:value-type="string">
            <text:p>(234)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3)(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0];&quot;] = &quot;;[.L$1]; [.A10];[.L$1];&quot;;&quot;)" office:value-type="string" office:string-value="data[10] = “ L L F F L L F F L L R R U U F F R R B B U U L L“;" calcext:value-type="string">
            <text:p>data[10] = “ L L F F L L F F L L R R U U F F R R B B U U L L“;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L L U U F F L L F F D D F F</text:p>
          </table:table-cell>
          <table:table-cell table:style-name="ce1" office:value-type="string" calcext:value-type="string">
            <text:p>(243)</text:p>
          </table:table-cell>
          <table:table-cell office:value-type="string" calcext:value-type="string">
            <text:p>(12)(34)</text:p>
          </table:table-cell>
          <table:table-cell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1];&quot;] = &quot;;[.L$1]; [.A11];[.L$1];&quot;;&quot;)" office:value-type="string" office:string-value="data[11] = “ L L F F L L F F B B L L U U F F L L F F D D F F“;" calcext:value-type="string">
            <text:p>data[11] = “ L L F F L L F F B B L L U U F F L L F F D D F F“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L L F F U U D D L L U U</text:p>
          </table:table-cell>
          <table:table-cell table:number-columns-repeated="2" office:value-type="string" calcext:value-type="string">
            <text:p>(12)(34)</text:p>
          </table:table-cell>
          <table:table-cell table:style-name="ce1" office:value-type="string" calcext:value-type="string">
            <text:p>(14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2];&quot;] = &quot;;[.L$1]; [.A12];[.L$1];&quot;;&quot;)" office:value-type="string" office:string-value="data[12] = “ L L F F L L F F B B U U L L F F U U D D L L U U“;" calcext:value-type="string">
            <text:p>data[12] = “ L L F F L L F F B B U U L L F F U U D D L L U U“;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F F B B U U B B R R F F L L</text:p>
          </table:table-cell>
          <table:table-cell office:value-type="string" calcext:value-type="string">
            <text:p>(12)(34)</text:p>
          </table:table-cell>
          <table:table-cell table:number-columns-repeated="2" office:value-type="string" calcext:value-type="string">
            <text:p>(14)(23)</text:p>
          </table:table-cell>
          <table:table-cell/>
          <table:table-cell table:formula="of:=CONCATENATE(&quot;data[&quot;;[.K13];&quot;] = &quot;;[.L$1]; [.A13];[.L$1];&quot;;&quot;)" office:value-type="string" office:string-value="data[13] = “ L L F F L L F F U U F F B B U U B B R R F F L L“;" calcext:value-type="string">
            <text:p>data[13] = “ L L F F L L F F U U F F B B U U B B R R F F L L“;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R R B B U U F F L L F F L L R R U U L L</text:p>
          </table:table-cell>
          <table:table-cell table:style-name="ce1" office:value-type="string" calcext:value-type="string">
            <text:p>(234)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4];&quot;] = &quot;;[.L$1]; [.A14];[.L$1];&quot;;&quot;)" office:value-type="string" office:string-value="data[14] = “ L L F F R R B B U U F F L L F F L L R R U U L L“;" calcext:value-type="string">
            <text:p>data[14] = “ L L F F R R B B U U F F L L F F L L R R U U L L“;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table table:name="map4tab5" table:style-name="ta1">
        <table:table-column table:style-name="co12" table:default-cell-style-name="Default"/>
        <table:table-column table:style-name="co2" table:number-columns-repeated="3" table:default-cell-style-name="ce1"/>
        <table:table-column table:style-name="co8" table:number-columns-repeated="2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<text:s/>L L F F L L F F L L F F L L U U L L U U L L U U</text:p>
          </table:table-cell>
          <table:table-cell table:number-columns-repeated="2" office:value-type="string" calcext:value-type="string">
            <text:p>(12)</text:p>
          </table:table-cell>
          <table:table-cell office:value-type="string" calcext:value-type="string">
            <text:p>(1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];&quot;] = &quot;;[.L$1]; [.A1];[.L$1];&quot;;&quot;)" office:value-type="string" office:string-value="data[1] = “ L L F F L L F F L L F F L L U U L L U U L L U U“;" calcext:value-type="string">
            <text:p>data[1] = “ L L F F L L F F L L F F L L U U L L U U L L U U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F F L L U U L L D D R R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2];&quot;] = &quot;;[.L$1]; [.A2];[.L$1];&quot;;&quot;)" office:value-type="string" office:string-value="data[2] = “ L L F F L L F F L L F F L L U U L L D D R R D D“;" calcext:value-type="string">
            <text:p>data[2] = “ L L F F L L F F L L F F L L U U L L D D R R D D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U U D D R R U U D D</text:p>
          </table:table-cell>
          <table:table-cell office:value-type="string" calcext:value-type="string">
            <text:p>(1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];&quot;] = &quot;;[.L$1]; [.A3];[.L$1];&quot;;&quot;)" office:value-type="string" office:string-value="data[3] = “ L L F F L L F F L L F F L L U U D D R R U U D D“;" calcext:value-type="string">
            <text:p>data[3] = “ L L F F L L F F L L F F L L U U D D R R U U D D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U U L L R R F F B B D D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34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4];&quot;] = &quot;;[.L$1]; [.A4];[.L$1];&quot;;&quot;)" office:value-type="string" office:string-value="data[4] = “ L L F F L L F F L L F F U U L L R R F F B B D D“;" calcext:value-type="string">
            <text:p>data[4] = “ L L F F L L F F L L F F U U L L R R F F B B D D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2-tsüklit</text:p>
          </table:table-cell>
        </table:table-row>
        <table:table-row table:style-name="ro1">
          <table:table-cell office:value-type="string" calcext:value-type="string">
            <text:p><text:s/>L L F F L L F F L L R R U U L L U U R R D D F F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12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5];&quot;] = &quot;;[.L$1]; [.A5];[.L$1];&quot;;&quot;)" office:value-type="string" office:string-value="data[5] = “ L L F F L L F F L L R R U U L L U U R R D D F F“;" calcext:value-type="string">
            <text:p>data[5] = “ L L F F L L F F L L R R U U L L U U R R D D F F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D D L L U U F F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2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6];&quot;] = &quot;;[.L$1]; [.A6];[.L$1];&quot;;&quot;)" office:value-type="string" office:string-value="data[6] = “ L L F F L L F F L L R R U U L L D D L L U U F F“;" calcext:value-type="string">
            <text:p>data[6] = “ L L F F L L F F L L R R U U L L D D L L U U F F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U U R R F F U U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7];&quot;] = &quot;;[.L$1]; [.A7];[.L$1];&quot;;&quot;)" office:value-type="string" office:string-value="data[7] = “ L L F F L L F F L L R R U U F F U U R R F F U U“;" calcext:value-type="string">
            <text:p>data[7] = “ L L F F L L F F L L R R U U F F U U R R F F U U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D D L L B B D D</text:p>
          </table:table-cell>
          <table:table-cell office:value-type="string" calcext:value-type="string">
            <text:p>(124)</text:p>
          </table:table-cell>
          <table:table-cell table:number-columns-repeated="2" office:value-type="string" calcext:value-type="string">
            <text:p>(1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8];&quot;] = &quot;;[.L$1]; [.A8];[.L$1];&quot;;&quot;)" office:value-type="string" office:string-value="data[8] = “ L L F F L L F F L L R R U U F F D D L L B B D D“;" calcext:value-type="string">
            <text:p>data[8] = “ L L F F L L F F L L R R U U F F D D L L B B D D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B B U U F F R R D D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2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9];&quot;] = &quot;;[.L$1]; [.A9];[.L$1];&quot;;&quot;)" office:value-type="string" office:string-value="data[9] = “ L L F F L L F F L L U U L L B B U U F F R R D D“;" calcext:value-type="string">
            <text:p>data[9] = “ L L F F L L F F L L U U L L B B U U F F R R D D“;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B B D D B B L L U U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2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10];&quot;] = &quot;;[.L$1]; [.A10];[.L$1];&quot;;&quot;)" office:value-type="string" office:string-value="data[10] = “ L L F F L L F F L L U U L L B B D D B B L L U U“;" calcext:value-type="string">
            <text:p>data[10] = “ L L F F L L F F L L U U L L B B D D B B L L U U“;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U U F F U U L L U U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1];&quot;] = &quot;;[.L$1]; [.A11];[.L$1];&quot;;&quot;)" office:value-type="string" office:string-value="data[11] = “ L L F F L L F F L L U U L L U U F F U U L L U U“;" calcext:value-type="string">
            <text:p>data[11] = “ L L F F L L F F L L U U L L U U F F U U L L U U“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U U F F D D R R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2];&quot;] = &quot;;[.L$1]; [.A12];[.L$1];&quot;;&quot;)" office:value-type="string" office:string-value="data[12] = “ L L F F L L F F L L U U L L U U F F D D R R D D“;" calcext:value-type="string">
            <text:p>data[12] = “ L L F F L L F F L L U U L L U U F F D D R R D D“;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D D B B U U R R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2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3];&quot;] = &quot;;[.L$1]; [.A13];[.L$1];&quot;;&quot;)" office:value-type="string" office:string-value="data[13] = “ L L F F L L F F L L U U L L D D B B U U R R D D“;" calcext:value-type="string">
            <text:p>data[13] = “ L L F F L L F F L L U U L L D D B B U U R R D D“;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R R U U L L U U B B L L U U</text:p>
          </table:table-cell>
          <table:table-cell table:style-name="Default" office:value-type="string" calcext:value-type="string">
            <text:p>(12)(34)</text:p>
          </table:table-cell>
          <table:table-cell table:number-columns-repeated="2"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4];&quot;] = &quot;;[.L$1]; [.A14];[.L$1];&quot;;&quot;)" office:value-type="string" office:string-value="data[14] = “ L L F F L L F F B B R R U U L L U U B B L L U U“;" calcext:value-type="string">
            <text:p>data[14] = “ L L F F L L F F B B R R U U L L U U B B L L U U“;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F F U U R R D D L L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5];&quot;] = &quot;;[.L$1]; [.A15];[.L$1];&quot;;&quot;)" office:value-type="string" office:string-value="data[15] = “ L L F F L L F F B B U U L L F F U U R R D D L L“;" calcext:value-type="string">
            <text:p>data[15] = “ L L F F L L F F B B U U L L F F U U R R D D L L“;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R R F F L L F F U U</text:p>
          </table:table-cell>
          <table:table-cell office:value-type="string" calcext:value-type="string">
            <text:p>(13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6];&quot;] = &quot;;[.L$1]; [.A16];[.L$1];&quot;;&quot;)" office:value-type="string" office:string-value="data[16] = “ L L F F L L F F B B U U L L R R F F L L F F U U“;" calcext:value-type="string">
            <text:p>data[16] = “ L L F F L L F F B B U U L L R R F F L L F F U U“;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U U R R D D B B L L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7];&quot;] = &quot;;[.L$1]; [.A17];[.L$1];&quot;;&quot;)" office:value-type="string" office:string-value="data[17] = “ L L F F L L F F B B U U L L U U R R D D B B L L“;" calcext:value-type="string">
            <text:p>data[17] = “ L L F F L L F F B B U U L L U U R R D D B B L L“;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F F L L F F B B U U R R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8];&quot;] = &quot;;[.L$1]; [.A18];[.L$1];&quot;;&quot;)" office:value-type="string" office:string-value="data[18] = “ L L F F L L F F U U L L F F L L F F B B U U R R“;" calcext:value-type="string">
            <text:p>data[18] = “ L L F F L L F F U U L L F F L L F F B B U U R R“;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B B R R D D B B L L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9];&quot;] = &quot;;[.L$1]; [.A19];[.L$1];&quot;;&quot;)" office:value-type="string" office:string-value="data[19] = “ L L F F L L F F U U L L U U B B R R D D B B L L“;" calcext:value-type="string">
            <text:p>data[19] = “ L L F F L L F F U U L L U U B B R R D D B B L L“;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R R U U L L B B D D F F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0];&quot;] = &quot;;[.L$1]; [.A20];[.L$1];&quot;;&quot;)" office:value-type="string" office:string-value="data[20] = “ L L F F L L F F U U F F R R U U L L B B D D F F“;" calcext:value-type="string">
            <text:p>data[20] = “ L L F F L L F F U U F F R R U U L L B B D D F F“;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F F U U F F L L U U L L B B D D</text:p>
          </table:table-cell>
          <table:table-cell table:style-name="Default" office:value-type="string" calcext:value-type="string">
            <text:p>(13)(24)</text:p>
          </table:table-cell>
          <table:table-cell table:number-columns-repeated="2"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1];&quot;] = &quot;;[.L$1]; [.A21];[.L$1];&quot;;&quot;)" office:value-type="string" office:string-value="data[21] = “ L L F F L L R R F F U U F F L L U U L L B B D D“;" calcext:value-type="string">
            <text:p>data[21] = “ L L F F L L R R F F U U F F L L U U L L B B D D“;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R R F F B B D D B B</text:p>
          </table:table-cell>
          <table:table-cell office:value-type="string" calcext:value-type="string">
            <text:p>(1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2];&quot;] = &quot;;[.L$1]; [.A22];[.L$1];&quot;;&quot;)" office:value-type="string" office:string-value="data[22] = “ L L F F L L R R U U L L F F R R F F B B D D B B“;" calcext:value-type="string">
            <text:p>data[22] = “ L L F F L L R R U U L L F F R R F F B B D D B B“;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U U B B L L U U L L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3];&quot;] = &quot;;[.L$1]; [.A23];[.L$1];&quot;;&quot;)" office:value-type="string" office:string-value="data[23] = “ L L F F L L R R U U L L F F U U B B L L U U L L“;" calcext:value-type="string">
            <text:p>data[23] = “ L L F F L L R R U U L L F F U U B B L L U U L L“;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R R F F U U B B U U L L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24];&quot;] = &quot;;[.L$1]; [.A24];[.L$1];&quot;;&quot;)" office:value-type="string" office:string-value="data[24] = “ L L F F L L R R U U L L R R F F U U B B U U L L“;" calcext:value-type="string">
            <text:p>data[24] = “ L L F F L L R R U U L L R R F F U U B B U U L L“;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L L F F L L B B D D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2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5];&quot;] = &quot;;[.L$1]; [.A25];[.L$1];&quot;;&quot;)" office:value-type="string" office:string-value="data[25] = “ L L F F L L R R U U L L U U L L F F L L B B D D“;" calcext:value-type="string">
            <text:p>data[25] = “ L L F F L L R R U U L L U U L L F F L L B B D D“;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R R F F L L F F D D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3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6];&quot;] = &quot;;[.L$1]; [.A26];[.L$1];&quot;;&quot;)" office:value-type="string" office:string-value="data[26] = “ L L F F L L R R U U L L U U R R F F L L F F D D“;" calcext:value-type="string">
            <text:p>data[26] = “ L L F F L L R R U U L L U U R R F F L L F F D D“;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U U F F U U L L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27];&quot;] = &quot;;[.L$1]; [.A27];[.L$1];&quot;;&quot;)" office:value-type="string" office:string-value="data[27] = “ L L F F L L U U L L U U L L F F U U F F U U L L“;" calcext:value-type="string">
            <text:p>data[27] = “ L L F F L L U U L L U U L L F F U U F F U U L L“;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D D B B D D L L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28];&quot;] = &quot;;[.L$1]; [.A28];[.L$1];&quot;;&quot;)" office:value-type="string" office:string-value="data[28] = “ L L F F L L U U L L U U L L F F D D B B D D L L“;" calcext:value-type="string">
            <text:p>data[28] = “ L L F F L L U U L L U U L L F F D D B B D D L L“;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L L U U L L B B D D B B L L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2)</text:p>
          </table:table-cell>
          <table:table-cell/>
          <table:table-cell table:formula="of:=CONCATENATE(&quot;data[&quot;;[.K29];&quot;] = &quot;;[.L$1]; [.A29];[.L$1];&quot;;&quot;)" office:value-type="string" office:string-value="data[29] = “ L L F F L L U U F F L L U U L L B B D D B B L L“;" calcext:value-type="string">
            <text:p>data[29] = “ L L F F L L U U F F L L U U L L B B D D B B L L“;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L L D D L L B B D D F F R R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2)</text:p>
          </table:table-cell>
          <table:table-cell/>
          <table:table-cell table:formula="of:=CONCATENATE(&quot;data[&quot;;[.K30];&quot;] = &quot;;[.L$1]; [.A30];[.L$1];&quot;;&quot;)" office:value-type="string" office:string-value="data[30] = “ L L F F L L U U F F L L D D L L B B D D F F R R“;" calcext:value-type="string">
            <text:p>data[30] = “ L L F F L L U U F F L L D D L L B B D D F F R R“;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table table:name="map4tab6" table:style-name="ta1">
        <table:table-column table:style-name="co13" table:default-cell-style-name="Default"/>
        <table:table-column table:style-name="co2" table:number-columns-repeated="3" table:default-cell-style-name="ce1"/>
        <table:table-column table:style-name="co8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<text:s/>L L F F L L F F L L F F L L F F B B L L U U D D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23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1];&quot;] = &quot;;[.L$1]; [.A1];[.L$1];&quot;;&quot;)" office:value-type="string" office:string-value="data[1] = “ L L F F L L F F L L F F L L F F B B L L U U D D“;" calcext:value-type="string">
            <text:p>data[1] = “ L L F F L L F F L L F F L L F F B B L L U U D D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office:value-type="string" calcext:value-type="string">
            <text:p><text:s/>L L F F L L F F L L F F L L F F B B U U D D R R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];&quot;] = &quot;;[.L$1]; [.A2];[.L$1];&quot;;&quot;)" office:value-type="string" office:string-value="data[2] = “ L L F F L L F F L L F F L L F F B B U U D D R R“;" calcext:value-type="string">
            <text:p>data[2] = “ L L F F L L F F L L F F L L F F B B U U D D R R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B B U U F F R R B B U U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];&quot;] = &quot;;[.L$1]; [.A3];[.L$1];&quot;;&quot;)" office:value-type="string" office:string-value="data[3] = “ L L F F L L F F L L R R B B U U F F R R B B U U“;" calcext:value-type="string">
            <text:p>data[3] = “ L L F F L L F F L L R R B B U U F F R R B B U U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 4-tsüklit</text:p>
          </table:table-cell>
        </table:table-row>
        <table:table-row table:style-name="ro1">
          <table:table-cell office:value-type="string" calcext:value-type="string">
            <text:p><text:s/>L L F F L L F F L L R R U U L L F F L L D D R R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4];&quot;] = &quot;;[.L$1]; [.A4];[.L$1];&quot;;&quot;)" office:value-type="string" office:string-value="data[4] = “ L L F F L L F F L L R R U U L L F F L L D D R R“;" calcext:value-type="string">
            <text:p>data[4] = “ L L F F L L F F L L R R U U L L F F L L D D R R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L L F F U U L L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4)</text:p>
          </table:table-cell>
          <table:table-cell office:value-type="string" calcext:value-type="string">
            <text:p>(243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5];&quot;] = &quot;;[.L$1]; [.A5];[.L$1];&quot;;&quot;)" office:value-type="string" office:string-value="data[5] = “ L L F F L L F F L L R R U U L L F F U U L L D D“;" calcext:value-type="string">
            <text:p>data[5] = “ L L F F L L F F L L R R U U L L F F U U L L D D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L L F F D D R R U U</text:p>
          </table:table-cell>
          <table:table-cell table:number-columns-repeated="2" office:value-type="string" calcext:value-type="string">
            <text:p>(1423)</text:p>
          </table:table-cell>
          <table:table-cell office:value-type="string" calcext:value-type="string">
            <text:p>(243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6];&quot;] = &quot;;[.L$1]; [.A6];[.L$1];&quot;;&quot;)" office:value-type="string" office:string-value="data[6] = “ L L F F L L F F L L R R U U L L F F D D R R U U“;" calcext:value-type="string">
            <text:p>data[6] = “ L L F F L L F F L L R R U U L L F F D D R R U U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L L U U L L D D B B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24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7];&quot;] = &quot;;[.L$1]; [.A7];[.L$1];&quot;;&quot;)" office:value-type="string" office:string-value="data[7] = “ L L F F L L F F L L R R U U L L U U L L D D B B“;" calcext:value-type="string">
            <text:p>data[7] = “ L L F F L L F F L L R R U U L L U U L L D D B B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L L D D R R U U B B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24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8];&quot;] = &quot;;[.L$1]; [.A8];[.L$1];&quot;;&quot;)" office:value-type="string" office:string-value="data[8] = “ L L F F L L F F L L R R U U L L D D R R U U B B“;" calcext:value-type="string">
            <text:p>data[8] = “ L L F F L L F F L L R R U U L L D D R R U U B B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F F U U L L F F D D</text:p>
          </table:table-cell>
          <table:table-cell office:value-type="string" calcext:value-type="string">
            <text:p>(234)</text:p>
          </table:table-cell>
          <table:table-cell table:number-columns-repeated="2" office:value-type="string" calcext:value-type="string">
            <text:p>(132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9];&quot;] = &quot;;[.L$1]; [.A9];[.L$1];&quot;;&quot;)" office:value-type="string" office:string-value="data[9] = “ L L F F L L F F L L R R U U F F U U L L F F D D“;" calcext:value-type="string">
            <text:p>data[9] = “ L L F F L L F F L L R R U U F F U U L L F F D D“;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F F D D R R B B U U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10];&quot;] = &quot;;[.L$1]; [.A10];[.L$1];&quot;;&quot;)" office:value-type="string" office:string-value="data[10] = “ L L F F L L F F L L R R U U F F D D R R B B U U“;" calcext:value-type="string">
            <text:p>data[10] = “ L L F F L L F F L L R R U U F F D D R R B B U U“;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F F L L B B U U B B R R</text:p>
          </table:table-cell>
          <table:table-cell office:value-type="string" calcext:value-type="string">
            <text:p>(134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1];&quot;] = &quot;;[.L$1]; [.A11];[.L$1];&quot;;&quot;)" office:value-type="string" office:string-value="data[11] = “ L L F F L L F F L L U U F F L L B B U U B B R R“;" calcext:value-type="string">
            <text:p>data[11] = “ L L F F L L F F L L U U F F L L B B U U B B R R“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F F U U F F L L D D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24)</text:p>
          </table:table-cell>
          <table:table-cell/>
          <table:table-cell table:formula="of:=CONCATENATE(&quot;data[&quot;;[.K12];&quot;] = &quot;;[.L$1]; [.A12];[.L$1];&quot;;&quot;)" office:value-type="string" office:string-value="data[12] = “ L L F F L L F F R R U U L L F F U U F F L L D D“;" calcext:value-type="string">
            <text:p>data[12] = “ L L F F L L F F R R U U L L F F U U F F L L D D“;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F F D D B B R R U U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324)</text:p>
          </table:table-cell>
          <table:table-cell/>
          <table:table-cell table:formula="of:=CONCATENATE(&quot;data[&quot;;[.K13];&quot;] = &quot;;[.L$1]; [.A13];[.L$1];&quot;;&quot;)" office:value-type="string" office:string-value="data[13] = “ L L F F L L F F R R U U L L F F D D B B R R U U“;" calcext:value-type="string">
            <text:p>data[13] = “ L L F F L L F F R R U U L L F F D D B B R R U U“;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B B U U F F R R U U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324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14];&quot;] = &quot;;[.L$1]; [.A14];[.L$1];&quot;;&quot;)" office:value-type="string" office:string-value="data[14] = “ L L F F L L F F R R U U L L B B U U F F R R U U“;" calcext:value-type="string">
            <text:p>data[14] = “ L L F F L L F F R R U U L L B B U U F F R R U U“;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B B D D B B L L D D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24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15];&quot;] = &quot;;[.L$1]; [.A15];[.L$1];&quot;;&quot;)" office:value-type="string" office:string-value="data[15] = “ L L F F L L F F R R U U L L B B D D B B L L D D“;" calcext:value-type="string">
            <text:p>data[15] = “ L L F F L L F F R R U U L L B B D D B B L L D D“;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U U F F U U L L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2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6];&quot;] = &quot;;[.L$1]; [.A16];[.L$1];&quot;;&quot;)" office:value-type="string" office:string-value="data[16] = “ L L F F L L F F R R U U L L U U F F U U L L D D“;" calcext:value-type="string">
            <text:p>data[16] = “ L L F F L L F F R R U U L L U U F F U U L L D D“;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D D B B U U R R U U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7];&quot;] = &quot;;[.L$1]; [.A17];[.L$1];&quot;;&quot;)" office:value-type="string" office:string-value="data[17] = “ L L F F L L F F R R U U L L D D B B U U R R U U“;" calcext:value-type="string">
            <text:p>data[17] = “ L L F F L L F F R R U U L L D D B B U U R R U U“;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R R U U L L D D B B D D L L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8];&quot;] = &quot;;[.L$1]; [.A18];[.L$1];&quot;;&quot;)" office:value-type="string" office:string-value="data[18] = “ L L F F L L F F R R U U L L D D B B D D L L D D“;" calcext:value-type="string">
            <text:p>data[18] = “ L L F F L L F F R R U U L L D D B B D D L L D D“;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R R U U L L F F L L D D B B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34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9];&quot;] = &quot;;[.L$1]; [.A19];[.L$1];&quot;;&quot;)" office:value-type="string" office:string-value="data[19] = “ L L F F L L F F B B R R U U L L F F L L D D B B“;" calcext:value-type="string">
            <text:p>data[19] = “ L L F F L L F F B B R R U U L L F F L L D D B B“;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R R U U L L U U F F L L D D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4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0];&quot;] = &quot;;[.L$1]; [.A20];[.L$1];&quot;;&quot;)" office:value-type="string" office:string-value="data[20] = “ L L F F L L F F B B R R U U L L U U F F L L D D“;" calcext:value-type="string">
            <text:p>data[20] = “ L L F F L L F F B B R R U U L L U U F F L L D D“;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L L U U L L D D F F L L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1];&quot;] = &quot;;[.L$1]; [.A21];[.L$1];&quot;;&quot;)" office:value-type="string" office:string-value="data[21] = “ L L F F L L F F B B U U L L U U L L D D F F L L“;" calcext:value-type="string">
            <text:p>data[21] = “ L L F F L L F F B B U U L L U U L L D D F F L L“;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F F R R U U B B L L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2];&quot;] = &quot;;[.L$1]; [.A22];[.L$1];&quot;;&quot;)" office:value-type="string" office:string-value="data[22] = “ L L F F L L F F U U L L U U F F R R U U B B L L“;" calcext:value-type="string">
            <text:p>data[22] = “ L L F F L L F F U U L L U U F F R R U U B B L L“;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B B L L D D F F L L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234)</text:p>
          </table:table-cell>
          <table:table-cell office:value-type="float" office:value="1" calcext:value-type="float">
            <text:p>1</text:p>
          </table:table-cell>
          <table:table-cell table:formula="of:=CONCATENATE(&quot;data[&quot;;[.K23];&quot;] = &quot;;[.L$1]; [.A23];[.L$1];&quot;;&quot;)" office:value-type="string" office:string-value="data[23] = “ L L F F L L F F U U L L U U B B L L D D F F L L“;" calcext:value-type="string">
            <text:p>data[23] = “ L L F F L L F F U U L L U U B B L L D D F F L L“;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D D F F R R U U L L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4];&quot;] = &quot;;[.L$1]; [.A24];[.L$1];&quot;;&quot;)" office:value-type="string" office:string-value="data[24] = “ L L F F L L F F U U L L U U D D F F R R U U L L“;" calcext:value-type="string">
            <text:p>data[24] = “ L L F F L L F F U U L L U U D D F F R R U U L L“;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F F R R U U R R F F D D B B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5];&quot;] = &quot;;[.L$1]; [.A25];[.L$1];&quot;;&quot;)" office:value-type="string" office:string-value="data[25] = “ L L F F L L F F U U F F R R U U R R F F D D B B“;" calcext:value-type="string">
            <text:p>data[25] = “ L L F F L L F F U U F F R R U U R R F F D D B B“;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R R U U L L U U L L F F R R B B U U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4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6];&quot;] = &quot;;[.L$1]; [.A26];[.L$1];&quot;;&quot;)" office:value-type="string" office:string-value="data[26] = “ L L F F L L R R U U L L U U L L F F R R B B U U“;" calcext:value-type="string">
            <text:p>data[26] = “ L L F F L L R R U U L L U U L L F F R R B B U U“;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R R U U L L U U L L D D R R B B L L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7];&quot;] = &quot;;[.L$1]; [.A27];[.L$1];&quot;;&quot;)" office:value-type="string" office:string-value="data[27] = “ L L F F L L R R U U L L U U L L D D R R B B L L“;" calcext:value-type="string">
            <text:p>data[27] = “ L L F F L L R R U U L L U U L L D D R R B B L L“;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R R U U L L U U R R F F R R F F U U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2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8];&quot;] = &quot;;[.L$1]; [.A28];[.L$1];&quot;;&quot;)" office:value-type="string" office:string-value="data[28] = “ L L F F L L R R U U L L U U R R F F R R F F U U“;" calcext:value-type="string">
            <text:p>data[28] = “ L L F F L L R R U U L L U U R R F F R R F F U U“;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R R F F U U B B D D L L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2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29];&quot;] = &quot;;[.L$1]; [.A29];[.L$1];&quot;;&quot;)" office:value-type="string" office:string-value="data[29] = “ L L F F L L U U L L U U R R F F U U B B D D L L“;" calcext:value-type="string">
            <text:p>data[29] = “ L L F F L L U U L L U U R R F F U U B B D D L L“;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R R F F D D F F U U L L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2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30];&quot;] = &quot;;[.L$1]; [.A30];[.L$1];&quot;;&quot;)" office:value-type="string" office:string-value="data[30] = “ L L F F L L U U L L U U R R F F D D F F U U L L“;" calcext:value-type="string">
            <text:p>data[30] = “ L L F F L L U U L L U U R R F F D D F F U U L L“;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table table:name="map4tab7" table:style-name="ta1">
        <table:table-column table:style-name="co14" table:default-cell-style-name="Default"/>
        <table:table-column table:style-name="co2" table:number-columns-repeated="3" table:default-cell-style-name="ce1"/>
        <table:table-column table:style-name="co8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<text:s/>L L F F L L F F L L F F L L R R U U F F B B U U 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];&quot;] = &quot;;[.L$1]; [.A1];[.L$1];&quot;;&quot;)" office:value-type="string" office:string-value="data[1] = “ L L F F L L F F L L F F L L R R U U F F B B U U “;" calcext:value-type="string">
            <text:p>data[1] = “ L L F F L L F F L L F F L L R R U U F F B B U U “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office:value-type="string" calcext:value-type="string">
            <text:p><text:s/>L L F F L L F F L L F F L L U U F F B B U U R R 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];&quot;] = &quot;;[.L$1]; [.A2];[.L$1];&quot;;&quot;)" office:value-type="string" office:string-value="data[2] = “ L L F F L L F F L L F F L L U U F F B B U U R R “;" calcext:value-type="string">
            <text:p>data[2] = “ L L F F L L F F L L F F L L U U F F B B U U R R “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F F U U F F L L F F D D 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];&quot;] = &quot;;[.L$1]; [.A3];[.L$1];&quot;;&quot;)" office:value-type="string" office:string-value="data[3] = “ L L F F L L F F L L R R F F U U F F L L F F D D “;" calcext:value-type="string">
            <text:p>data[3] = “ L L F F L L F F L L R R F F U U F F L L F F D D “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L L F F R R U U L L 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4];&quot;] = &quot;;[.L$1]; [.A4];[.L$1];&quot;;&quot;)" office:value-type="string" office:string-value="data[4] = “ L L F F L L F F L L R R U U L L F F R R U U L L “;" calcext:value-type="string">
            <text:p>data[4] = “ L L F F L L F F L L R R U U L L F F R R U U L L “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R R U U L L R R U U L L B B 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5];&quot;] = &quot;;[.L$1]; [.A5];[.L$1];&quot;;&quot;)" office:value-type="string" office:string-value="data[5] = “ L L F F L L F F L L R R U U L L R R U U L L B B “;" calcext:value-type="string">
            <text:p>data[5] = “ L L F F L L F F L L R R U U L L R R U U L L B B “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F F U U B B L L D D 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6];&quot;] = &quot;;[.L$1]; [.A6];[.L$1];&quot;;&quot;)" office:value-type="string" office:string-value="data[6] = “ L L F F L L F F L L U U L L F F U U B B L L D D “;" calcext:value-type="string">
            <text:p>data[6] = “ L L F F L L F F L L U U L L F F U U B B L L D D “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R R F F U U B B D D 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7];&quot;] = &quot;;[.L$1]; [.A7];[.L$1];&quot;;&quot;)" office:value-type="string" office:string-value="data[7] = “ L L F F L L F F L L U U L L R R F F U U B B D D “;" calcext:value-type="string">
            <text:p>data[7] = “ L L F F L L F F L L U U L L R R F F U U B B D D “;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R R F F D D F F U U 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8];&quot;] = &quot;;[.L$1]; [.A8];[.L$1];&quot;;&quot;)" office:value-type="string" office:string-value="data[8] = “ L L F F L L F F L L U U L L R R F F D D F F U U “;" calcext:value-type="string">
            <text:p>data[8] = “ L L F F L L F F L L U U L L R R F F D D F F U U “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B B U U B B R R U U 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9];&quot;] = &quot;;[.L$1]; [.A9];[.L$1];&quot;;&quot;)" office:value-type="string" office:string-value="data[9] = “ L L F F L L F F L L U U L L B B U U B B R R U U “;" calcext:value-type="string">
            <text:p>data[9] = “ L L F F L L F F L L U U L L B B U U B B R R U U “;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U U B B U U R R U U 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0];&quot;] = &quot;;[.L$1]; [.A10];[.L$1];&quot;;&quot;)" office:value-type="string" office:string-value="data[10] = “ L L F F L L F F L L U U L L U U B B U U R R U U “;" calcext:value-type="string">
            <text:p>data[10] = “ L L F F L L F F L L U U L L U U B B U U R R U U “;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U U B B D D L L D D 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1];&quot;] = &quot;;[.L$1]; [.A11];[.L$1];&quot;;&quot;)" office:value-type="string" office:string-value="data[11] = “ L L F F L L F F L L U U L L U U B B D D L L D D “;" calcext:value-type="string">
            <text:p>data[11] = “ L L F F L L F F L L U U L L U U B B D D L L D D “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D D F F U U L L D D 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2];&quot;] = &quot;;[.L$1]; [.A12];[.L$1];&quot;;&quot;)" office:value-type="string" office:string-value="data[12] = “ L L F F L L F F L L U U L L D D F F U U L L D D “;" calcext:value-type="string">
            <text:p>data[12] = “ L L F F L L F F L L U U L L D D F F U U L L D D “;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L L D D F F D D R R U U 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table:formula="of:=CONCATENATE(&quot;data[&quot;;[.K13];&quot;] = &quot;;[.L$1]; [.A13];[.L$1];&quot;;&quot;)" office:value-type="string" office:string-value="data[13] = “ L L F F L L F F L L U U L L D D F F D D R R U U “;" calcext:value-type="string">
            <text:p>data[13] = “ L L F F L L F F L L U U L L D D F F D D R R U U “;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L L U U F F L L F F D D F F R R </text:p>
          </table:table-cell>
          <table:table-cell office:value-type="string" calcext:value-type="string">
            <text:p>(23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4];&quot;] = &quot;;[.L$1]; [.A14];[.L$1];&quot;;&quot;)" office:value-type="string" office:string-value="data[14] = “ L L F F L L F F L L U U F F L L F F D D F F R R “;" calcext:value-type="string">
            <text:p>data[14] = “ L L F F L L F F L L U U F F L L F F D D F F R R “;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L L U U L L F F L L D D F F 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5];&quot;] = &quot;;[.L$1]; [.A15];[.L$1];&quot;;&quot;)" office:value-type="string" office:string-value="data[15] = “ L L F F L L F F B B L L U U L L F F L L D D F F “;" calcext:value-type="string">
            <text:p>data[15] = “ L L F F L L F F B B L L U U L L F F L L D D F F “;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L L U U L L U U B B R R U U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6];&quot;] = &quot;;[.L$1]; [.A16];[.L$1];&quot;;&quot;)" office:value-type="string" office:string-value="data[16] = “ L L F F L L F F B B L L U U L L U U B B R R U U“;" calcext:value-type="string">
            <text:p>data[16] = “ L L F F L L F F B B L L U U L L U U B B R R U U“;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office:value-type="string" calcext:value-type="string">
            <text:p><text:s/>L L F F L L F F B B L L U U F F R R U U F F U U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23)</text:p>
          </table:table-cell>
          <table:table-cell table:style-name="Default"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7];&quot;] = &quot;;[.L$1]; [.A17];[.L$1];&quot;;&quot;)" office:value-type="string" office:string-value="data[17] = “ L L F F L L F F B B L L U U F F R R U U F F U U“;" calcext:value-type="string">
            <text:p>data[17] = “ L L F F L L F F B B L L U U F F R R U U F F U U“;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L L U U F F U U F F U U R R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8];&quot;] = &quot;;[.L$1]; [.A18];[.L$1];&quot;;&quot;)" office:value-type="string" office:string-value="data[18] = “ L L F F L L F F B B L L U U F F U U F F U U R R“;" calcext:value-type="string">
            <text:p>data[18] = “ L L F F L L F F B B L L U U F F U U F F U U R R“;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-tsükkel ja 4-tsükkel</text:p>
          </table:table-cell>
        </table:table-row>
        <table:table-row table:style-name="ro1">
          <table:table-cell office:value-type="string" calcext:value-type="string">
            <text:p><text:s/>L L F F L L F F B B R R U U F F U U F F D D R R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19];&quot;] = &quot;;[.L$1]; [.A19];[.L$1];&quot;;&quot;)" office:value-type="string" office:string-value="data[19] = “ L L F F L L F F B B R R U U F F U U F F D D R R“;" calcext:value-type="string">
            <text:p>data[19] = “ L L F F L L F F B B R R U U F F U U F F D D R R“;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L L U U L L U U F F R R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0];&quot;] = &quot;;[.L$1]; [.A20];[.L$1];&quot;;&quot;)" office:value-type="string" office:string-value="data[20] = “ L L F F L L F F B B U U L L U U L L U U F F R R“;" calcext:value-type="string">
            <text:p>data[20] = “ L L F F L L F F B B U U L L U U L L U U F F R R“;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L L U U R R U U B B R R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1];&quot;] = &quot;;[.L$1]; [.A21];[.L$1];&quot;;&quot;)" office:value-type="string" office:string-value="data[21] = “ L L F F L L F F B B U U L L U U R R U U B B R R“;" calcext:value-type="string">
            <text:p>data[21] = “ L L F F L L F F B B U U L L U U R R U U B B R R“;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F F U U L L B B U U L L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2];&quot;] = &quot;;[.L$1]; [.A22];[.L$1];&quot;;&quot;)" office:value-type="string" office:string-value="data[22] = “ L L F F L L F F B B U U F F U U L L B B U U L L“;" calcext:value-type="string">
            <text:p>data[22] = “ L L F F L L F F B B U U F F U U L L B B U U L L“;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F F U U D D L L F F U U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3];&quot;] = &quot;;[.L$1]; [.A23];[.L$1];&quot;;&quot;)" office:value-type="string" office:string-value="data[23] = “ L L F F L L F F B B U U F F U U D D L L F F U U“;" calcext:value-type="string">
            <text:p>data[23] = “ L L F F L L F F B B U U F F U U D D L L F F U U“;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B B U U F F U U D D R R F F D D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24];&quot;] = &quot;;[.L$1]; [.A24];[.L$1];&quot;;&quot;)" office:value-type="string" office:string-value="data[24] = “ L L F F L L F F B B U U F F U U D D R R F F D D“;" calcext:value-type="string">
            <text:p>data[24] = “ L L F F L L F F B B U U F F U U D D R R F F D D“;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R R F F U U L L B B U U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42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5];&quot;] = &quot;;[.L$1]; [.A25];[.L$1];&quot;;&quot;)" office:value-type="string" office:string-value="data[25] = “ L L F F L L F F U U L L R R F F U U L L B B U U“;" calcext:value-type="string">
            <text:p>data[25] = “ L L F F L L F F U U L L R R F F U U L L B B U U“;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R R F F U U R R B B D D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6];&quot;] = &quot;;[.L$1]; [.A26];[.L$1];&quot;;&quot;)" office:value-type="string" office:string-value="data[26] = “ L L F F L L F F U U L L R R F F U U R R B B D D“;" calcext:value-type="string">
            <text:p>data[26] = “ L L F F L L F F U U L L R R F F U U R R B B D D“;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R R F F D D L L F F U U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24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7];&quot;] = &quot;;[.L$1]; [.A27];[.L$1];&quot;;&quot;)" office:value-type="string" office:string-value="data[27] = “ L L F F L L F F U U L L R R F F D D L L F F U U“;" calcext:value-type="string">
            <text:p>data[27] = “ L L F F L L F F U U L L R R F F D D L L F F U U“;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R R F F D D R R F F D D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42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8];&quot;] = &quot;;[.L$1]; [.A28];[.L$1];&quot;;&quot;)" office:value-type="string" office:string-value="data[28] = “ L L F F L L F F U U L L R R F F D D R R F F D D“;" calcext:value-type="string">
            <text:p>data[28] = “ L L F F L L F F U U L L R R F F D D R R F F D D“;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L L F F B B D D B B</text:p>
          </table:table-cell>
          <table:table-cell office:value-type="string" calcext:value-type="string">
            <text:p>(1324)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14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29];&quot;] = &quot;;[.L$1]; [.A29];[.L$1];&quot;;&quot;)" office:value-type="string" office:string-value="data[29] = “ L L F F L L F F U U L L U U L L F F B B D D B B“;" calcext:value-type="string">
            <text:p>data[29] = “ L L F F L L F F U U L L U U L L F F B B D D B B“;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L L D D B B U U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4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30];&quot;] = &quot;;[.L$1]; [.A30];[.L$1];&quot;;&quot;)" office:value-type="string" office:string-value="data[30] = “ L L F F L L F F U U L L U U L L D D B B U U D D“;" calcext:value-type="string">
            <text:p>data[30] = “ L L F F L L F F U U L L U U L L D D B B U U D D“;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R R F F B B D D F F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31];&quot;] = &quot;;[.L$1]; [.A31];[.L$1];&quot;;&quot;)" office:value-type="string" office:string-value="data[31] = “ L L F F L L F F U U L L U U R R F F B B D D F F“;" calcext:value-type="string">
            <text:p>data[31] = “ L L F F L L F F U U L L U U R R F F B B D D F F“;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R R D D F F U U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32];&quot;] = &quot;;[.L$1]; [.A32];[.L$1];&quot;;&quot;)" office:value-type="string" office:string-value="data[32] = “ L L F F L L F F U U L L U U R R D D F F U U D D“;" calcext:value-type="string">
            <text:p>data[32] = “ L L F F L L F F U U L L U U R R D D F F U U D D“;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L L U U D D B B L L U U R R</text:p>
          </table:table-cell>
          <table:table-cell office:value-type="string" calcext:value-type="string">
            <text:p>(12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3];&quot;] = &quot;;[.L$1]; [.A33];[.L$1];&quot;;&quot;)" office:value-type="string" office:string-value="data[33] = “ L L F F L L F F U U L L U U D D B B L L U U R R“;" calcext:value-type="string">
            <text:p>data[33] = “ L L F F L L F F U U L L U U D D B B L L U U R R“;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F F L L U U R R F F D D F F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432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4];&quot;] = &quot;;[.L$1]; [.A34];[.L$1];&quot;;&quot;)" office:value-type="string" office:string-value="data[34] = “ L L F F L L F F U U F F L L U U R R F F D D F F“;" calcext:value-type="string">
            <text:p>data[34] = “ L L F F L L F F U U F F L L U U R R F F D D F F“;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F F U U F F U U F F D D L L B B L L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5];&quot;] = &quot;;[.L$1]; [.A35];[.L$1];&quot;;&quot;)" office:value-type="string" office:string-value="data[35] = “ L L F F L L F F U U F F U U F F D D L L B B L L“;" calcext:value-type="string">
            <text:p>data[35] = “ L L F F L L F F U U F F U U F F D D L L B B L L“;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R R U U L L F F L L D D F F U U D D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6];&quot;] = &quot;;[.L$1]; [.A36];[.L$1];&quot;;&quot;)" office:value-type="string" office:string-value="data[36] = “ L L F F L L R R U U L L F F L L D D F F U U D D“;" calcext:value-type="string">
            <text:p>data[36] = “ L L F F L L R R U U L L F F L L D D F F U U D D“;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R R U U L L F F R R D D B B U U D D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7];&quot;] = &quot;;[.L$1]; [.A37];[.L$1];&quot;;&quot;)" office:value-type="string" office:string-value="data[37] = “ L L F F L L R R U U L L F F R R D D B B U U D D“;" calcext:value-type="string">
            <text:p>data[37] = “ L L F F L L R R U U L L F F R R D D B B U U D D“;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R R U U F F U U F F U U R R U U D D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3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8];&quot;] = &quot;;[.L$1]; [.A38];[.L$1];&quot;;&quot;)" office:value-type="string" office:string-value="data[38] = “ L L F F L L R R U U F F U U F F U U R R U U D D“;" calcext:value-type="string">
            <text:p>data[38] = “ L L F F L L R R U U F F U U F F U U R R U U D D“;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L L F F B B U U B B R R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39];&quot;] = &quot;;[.L$1]; [.A39];[.L$1];&quot;;&quot;)" office:value-type="string" office:string-value="data[39] = “ L L F F L L U U L L U U L L F F B B U U B B R R“;" calcext:value-type="string">
            <text:p>data[39] = “ L L F F L L U U L L U U L L F F B B U U B B R R“;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L L F F U U B B U U R R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40];&quot;] = &quot;;[.L$1]; [.A40];[.L$1];&quot;;&quot;)" office:value-type="string" office:string-value="data[40] = “ L L F F L L U U L L U U L L F F U U B B U U R R“;" calcext:value-type="string">
            <text:p>data[40] = “ L L F F L L U U L L U U L L F F U U B B U U R R“;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L L F F D D F F D D R R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41];&quot;] = &quot;;[.L$1]; [.A41];[.L$1];&quot;;&quot;)" office:value-type="string" office:string-value="data[41] = “ L L F F L L U U L L U U L L F F D D F F D D R R“;" calcext:value-type="string">
            <text:p>data[41] = “ L L F F L L U U L L U U L L F F D D F F D D R R“;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F F U U F F R R D D R R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43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42];&quot;] = &quot;;[.L$1]; [.A42];[.L$1];&quot;;&quot;)" office:value-type="string" office:string-value="data[42] = “ L L F F L L U U L L U U F F U U F F R R D D R R“;" calcext:value-type="string">
            <text:p>data[42] = “ L L F F L L U U L L U U F F U U F F R R D D R R“;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F F U U B B R R U U R R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43];&quot;] = &quot;;[.L$1]; [.A43];[.L$1];&quot;;&quot;)" office:value-type="string" office:string-value="data[43] = “ L L F F L L U U L L U U F F U U B B R R U U R R“;" calcext:value-type="string">
            <text:p>data[43] = “ L L F F L L U U L L U U F F U U B B R R U U R R“;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F F D D F F L L D D R R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44];&quot;] = &quot;;[.L$1]; [.A44];[.L$1];&quot;;&quot;)" office:value-type="string" office:string-value="data[44] = “ L L F F L L U U L L U U F F D D F F L L D D R R“;" calcext:value-type="string">
            <text:p>data[44] = “ L L F F L L U U L L U U F F D D F F L L D D R R“;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F F D D B B L L U U R R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1432)</text:p>
          </table:table-cell>
          <table:table-cell office:value-type="float" office:value="9" calcext:value-type="float">
            <text:p>9</text:p>
          </table:table-cell>
          <table:table-cell table:formula="of:=CONCATENATE(&quot;data[&quot;;[.K45];&quot;] = &quot;;[.L$1]; [.A45];[.L$1];&quot;;&quot;)" office:value-type="string" office:string-value="data[45] = “ L L F F L L U U L L U U F F D D B B L L U U R R“;" calcext:value-type="string">
            <text:p>data[45] = “ L L F F L L U U L L U U F F D D B B L L U U R R“;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 L F F L L U U L L U U R R D D F F U U D D L L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table:formula="of:=CONCATENATE(&quot;data[&quot;;[.K46];&quot;] = &quot;;[.L$1]; [.A46];[.L$1];&quot;;&quot;)" office:value-type="string" office:string-value="data[46] = “ L L F F L L U U L L U U R R D D F F U U D D L L“;" calcext:value-type="string">
            <text:p>data[46] = “ L L F F L L U U L L U U R R D D F F U U D D L L“;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6:32:11.30298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2:12.270388701</meta:creation-date>
    <meta:editing-duration>PT54M58S</meta:editing-duration>
    <meta:editing-cycles>4</meta:editing-cycles>
    <meta:generator>LibreOffice/5.1.6.2$Linux_X86_64 LibreOffice_project/10m0$Build-2</meta:generator>
    <dc:date>2018-05-14T16:35:53.344295700</dc:date>
    <meta:document-statistic meta:table-count="7" meta:cell-count="1205" meta:object-count="0"/>
  </office:meta>
</office:document-meta>
</file>